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6.85cm" fo:min-width="26.5cm"/>
    </style:style>
    <style:style style:name="gr2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3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5.85cm" fo:min-width="6.21cm"/>
    </style:style>
    <style:style style:name="gr6" style:family="graphic" style:parent-style-name="objectwithoutfill">
      <style:graphic-properties svg:stroke-width="1.27cm" svg:stroke-color="#000000" draw:marker-start-width="2.105cm" draw:marker-end="" draw:marker-end-width="2.205cm" draw:fill="solid" draw:textarea-vertical-align="middle" fo:padding-top="0.76cm" fo:padding-bottom="0.76cm" fo:padding-left="0.885cm" fo:padding-right="0.885cm"/>
    </style:style>
    <style:style style:name="gr7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gr8" style:family="graphic" style:parent-style-name="objectwithoutfill">
      <style:graphic-properties svg:stroke-width="2.258cm" svg:stroke-color="#ffffff" draw:marker-start-width="3.587cm" draw:marker-end-width="3.587cm" draw:fill="solid" draw:textarea-vertical-align="middle" fo:padding-top="1.254cm" fo:padding-bottom="1.254cm" fo:padding-left="1.379cm" fo:padding-right="1.379cm"/>
    </style:style>
    <style:style style:name="gr9" style:family="graphic" style:parent-style-name="objectwithoutfill">
      <style:graphic-properties svg:stroke-width="1.27cm" svg:stroke-color="#ff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style:text-position="-33% 58%"/>
    </style:style>
    <style:style style:name="P5" style:family="paragraph">
      <loext:graphic-properties draw:fill="solid"/>
      <style:paragraph-properties fo:text-align="center"/>
      <style:text-properties style:text-position="-33% 58%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27.1cm" svg:x="-0.2cm" svg:y="-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9.998cm" svg:height="5.009cm" draw:transform="rotate (-3.12221949889266) translate (17.9933033826429cm 17.7155146108779cm)" svg:viewBox="0 0 9999 5010" svg:d="M9998 5010c126-6499-9870-6792-9998-194">
          <text:p/>
        </draw:path>
        <draw:g>
          <draw:path draw:style-name="gr4" draw:text-style-name="P4" draw:layer="layout" svg:width="6.698cm" svg:height="3.099cm" svg:x="9.5cm" svg:y="12.9cm" svg:viewBox="0 0 6699 3100" svg:d="M0 0c0 4101 6766 4165 6699 0z">
            <text:p/>
          </draw:path>
          <draw:path draw:style-name="gr4" draw:text-style-name="P4" draw:layer="layout" svg:width="6.699cm" svg:height="3.099cm" draw:transform="rotate (-3.14159265358979) translate (16.1998212521116cm 6.9cm)" svg:viewBox="0 0 6700 3100" svg:d="M6700 0c0 4101-6766 4165-6700 0z">
            <text:p/>
          </draw:path>
          <draw:custom-shape draw:style-name="gr5" draw:text-style-name="P4" draw:layer="layout" svg:width="6.71cm" svg:height="6.1cm" svg:x="9.5cm" svg:y="6.9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13.1cm" svg:y1="18.1cm" svg:x2="13.2cm" svg:y2="23.4cm">
          <text:p/>
        </draw:line>
        <draw:line draw:style-name="gr7" draw:text-style-name="P3" draw:layer="layout" svg:x1="7.9cm" svg:y1="13cm" svg:x2="7.9cm" svg:y2="8.7cm">
          <text:p/>
        </draw:line>
        <draw:line draw:style-name="gr7" draw:text-style-name="P3" draw:layer="layout" svg:x1="17.9cm" svg:y1="13cm" svg:x2="17.9cm" svg:y2="8.7cm">
          <text:p/>
        </draw:line>
        <draw:line draw:style-name="gr8" draw:text-style-name="P3" draw:layer="layout" svg:x1="18.9cm" svg:y1="5.6cm" svg:x2="6.7cm" svg:y2="20.9cm">
          <text:p/>
        </draw:line>
        <draw:line draw:style-name="gr9" draw:text-style-name="P3" draw:layer="layout" svg:x1="18.9cm" svg:y1="5.6cm" svg:x2="6.7cm" svg:y2="20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6T13:48:15.128000000</dc:date>
    <meta:editing-duration>PT22M50S</meta:editing-duration>
    <meta:editing-cycles>4</meta:editing-cycles>
    <meta:generator>LibreOffice/6.3.2.2$Windows_X86_64 LibreOffice_project/98b30e735bda24bc04ab42594c85f7fd8be07b9c</meta:generator>
    <meta:document-statistic meta:object-count="12"/>
  </office:meta>
</office:document-meta>
</file>